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545b5e"/>
    </style:style>
    <style:style style:name="gr2" style:family="graphic" style:parent-style-name="standard">
      <style:graphic-properties draw:stroke="none" svg:stroke-width="0.001cm" draw:fill-color="#babbbe"/>
    </style:style>
    <style:style style:name="gr3" style:family="graphic" style:parent-style-name="standard">
      <style:graphic-properties draw:stroke="none" svg:stroke-width="0.001cm" draw:fill-color="#aaacaf"/>
    </style:style>
    <style:style style:name="gr4" style:family="graphic" style:parent-style-name="standard">
      <style:graphic-properties draw:stroke="none" svg:stroke-width="0.001cm" draw:fill-color="#dedfe0"/>
    </style:style>
    <style:style style:name="gr5" style:family="graphic" style:parent-style-name="standard">
      <style:graphic-properties draw:stroke="none" svg:stroke-width="0.001cm" draw:fill-color="#868a8e"/>
    </style:style>
    <style:style style:name="gr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559cm" svg:y="-5cm"/>
          <draw:glue-point draw:id="5" svg:x="0.551cm" svg:y="-5cm"/>
          <draw:glue-point draw:id="6" svg:x="-0.778cm" svg:y="5cm"/>
          <draw:glue-point draw:id="7" svg:x="0.823cm" svg:y="5cm"/>
          <draw:glue-point draw:id="8" svg:x="0.023cm" svg:y="5cm"/>
          <draw:glue-point draw:id="9" svg:x="-5cm" svg:y="1.952cm"/>
          <draw:glue-point draw:id="10" svg:x="-5cm" svg:y="2.575cm"/>
          <draw:glue-point draw:id="11" svg:x="5cm" svg:y="2.172cm"/>
          <draw:glue-point draw:id="12" svg:x="-0.618cm" svg:y="1.462cm"/>
          <draw:polygon draw:style-name="gr1" draw:layer="layout" svg:width="0.889cm" svg:height="0.899cm" svg:x="0.462cm" svg:y="1.095cm" svg:viewBox="0 0 890 900" draw:points="890,450 889,473 887,495 884,518 881,540 876,562 869,583 863,604 854,625 845,644 836,663 825,683 813,701 801,718 788,736 774,752 759,768 744,782 727,797 711,810 693,822 675,834 657,845 637,855 618,864 598,872 577,879 556,885 534,890 513,894 490,897 468,899 445,900 422,899 399,897 377,894 355,890 334,885 312,879 292,872 272,864 252,855 233,845 214,834 196,822 178,810 162,797 146,782 130,768 116,752 101,736 88,718 76,701 64,683 53,663 44,644 35,625 27,604 20,583 13,562 9,540 5,518 2,495 0,473 0,450 0,426 2,403 5,381 9,358 13,337 20,316 27,295 35,274 44,254 53,235 64,216 76,198 88,181 101,163 116,147 130,131 146,116 162,102 178,89 196,77 214,65 233,54 252,44 272,35 292,27 312,20 334,14 355,8 377,5 399,2 422,0 445,0 468,0 490,2 513,5 534,8 556,14 577,20 598,27 618,35 637,44 657,54 675,65 693,77 711,89 727,102 744,116 759,131 774,147 788,163 801,181 813,198 825,216 836,235 845,254 854,274 863,295 869,316 876,337 881,358 884,381 887,403 889,426">
            <text:p/>
          </draw:polygon>
          <draw:polygon draw:style-name="gr2" draw:layer="layout" svg:width="0.458cm" svg:height="0.456cm" svg:x="0.901cm" svg:y="1.544cm" svg:viewBox="0 0 459 457" draw:points="6,457 12,457 17,457 23,456 29,456 35,456 41,455 47,455 52,454 58,454 64,453 70,452 75,451 81,451 86,450 91,448 97,447 103,446 108,445 113,444 119,442 124,441 130,439 135,438 140,436 145,434 151,432 156,431 161,429 167,426 171,425 177,423 182,421 187,418 192,416 197,414 202,411 207,409 212,406 217,404 222,401 227,399 231,396 236,393 240,390 245,387 249,384 254,381 259,379 263,375 267,372 272,369 276,366 285,359 294,352 298,349 302,345 306,341 310,337 314,334 318,330 322,326 326,323 333,315 341,306 344,303 348,298 352,294 355,290 358,286 362,282 365,277 368,273 372,268 375,264 378,259 381,255 384,250 387,246 390,241 393,236 396,231 398,227 401,222 404,217 406,212 409,207 411,202 414,198 416,192 418,187 421,182 423,177 425,172 427,167 429,162 431,156 433,151 435,146 436,141 438,135 440,130 441,124 443,119 444,113 445,108 447,102 448,97 449,91 450,86 451,80 453,75 453,69 454,63 455,57 456,52 456,46 457,40 457,35 457,29 458,23 458,17 458,11 459,5 459,0 445,0 445,5 445,11 445,17 445,22 444,28 444,33 444,39 443,45 442,50 442,56 441,61 440,67 439,73 438,77 438,83 436,89 435,94 434,100 433,105 431,110 430,115 429,120 427,126 426,132 424,137 422,142 420,147 418,152 417,157 415,162 413,167 411,172 408,177 406,182 404,187 402,192 399,197 397,201 394,206 392,211 390,215 387,220 384,225 382,230 379,234 376,239 373,243 370,248 367,252 364,257 361,261 358,265 355,269 351,273 348,278 345,282 341,286 338,290 334,294 331,298 324,306 316,313 313,317 309,320 305,324 301,328 297,331 293,335 289,338 285,342 277,349 269,355 264,358 260,361 255,364 251,367 247,370 242,373 238,376 233,379 229,382 224,384 220,387 215,390 210,392 206,395 201,397 196,399 191,401 186,404 182,406 177,408 172,411 167,412 162,414 157,416 152,418 147,420 142,422 136,423 131,425 126,426 121,428 115,429 110,431 105,432 100,433 94,435 89,436 84,436 78,438 73,438 68,439 62,440 56,441 51,441 46,442 40,442 34,442 29,443 23,443 17,443 11,444 6,444 5,444 4,444 4,444 3,444 2,444 2,444 1,445 1,445 0,447 0,448 0,449 0,450 0,451 0,453 0,454 1,455 1,455 2,456 2,456 3,456 4,456 4,457 5,457">
            <text:p/>
          </draw:polygon>
          <draw:polygon draw:style-name="gr2" draw:layer="layout" svg:width="0.451cm" svg:height="0.462cm" svg:x="0.456cm" svg:y="1.538cm" svg:viewBox="0 0 452 463" draw:points="0,6 0,12 0,18 0,24 0,30 0,35 0,41 1,47 2,53 2,58 3,64 4,70 5,75 5,81 6,87 7,93 8,98 9,103 11,109 12,114 13,120 15,125 17,131 18,137 20,142 21,147 23,153 25,158 27,163 29,168 31,173 33,179 35,184 37,189 39,194 42,199 44,204 47,208 49,214 51,218 54,223 56,229 59,233 62,238 65,243 68,247 71,252 74,257 77,261 80,266 83,270 86,275 89,279 92,283 96,288 99,292 103,296 106,300 110,305 113,309 117,313 120,317 124,321 128,325 132,329 136,333 139,337 144,340 148,344 151,347 156,351 160,355 164,358 168,361 172,365 177,369 181,372 185,375 190,378 194,381 199,385 203,387 208,391 213,394 217,397 222,399 226,402 231,405 236,408 241,410 246,412 251,415 256,417 260,420 266,422 271,424 276,427 281,429 286,431 291,432 296,435 301,437 307,438 312,440 317,442 322,444 328,445 333,447 339,448 344,450 349,451 355,452 360,453 366,454 372,456 377,457 383,457 388,458 394,459 399,460 405,460 411,461 417,461 423,462 428,462 434,462 440,463 446,463 452,463 452,450 446,450 440,449 435,449 429,449 423,448 418,448 412,448 407,447 401,447 395,446 390,445 385,444 379,444 374,442 369,442 363,441 358,439 352,438 347,437 342,435 337,434 331,432 326,431 321,429 316,428 311,426 306,424 301,422 295,420 290,418 286,417 281,414 276,412 271,410 266,408 262,406 257,403 252,401 247,399 242,396 238,393 233,391 229,388 224,385 219,382 215,379 211,376 206,373 202,370 198,367 193,364 189,361 185,358 180,355 176,352 172,348 168,345 165,341 160,338 156,334 153,331 149,327 145,323 141,319 138,316 134,312 130,308 127,304 123,300 120,296 116,292 113,288 110,284 106,280 103,275 100,271 97,267 94,263 91,258 88,254 85,250 82,245 79,240 76,236 73,231 71,226 68,222 65,217 63,212 61,208 58,203 56,198 54,193 51,188 49,184 47,179 45,173 43,169 41,163 39,158 37,153 36,148 34,143 32,138 30,132 29,127 28,122 26,117 25,112 24,106 23,101 21,96 20,90 19,84 18,79 18,74 17,68 16,62 15,57 15,51 14,46 13,40 13,35 13,29 13,23 12,18 12,12 12,6 12,5 12,5 12,4 12,3 12,3 11,2 11,2 10,1 9,0 8,0 7,0 6,0 5,0 3,0 2,0 1,1 1,2 0,2 0,3 0,3 0,4 0,5 0,5">
            <text:p/>
          </draw:polygon>
          <draw:polygon draw:style-name="gr2" draw:layer="layout" svg:width="0.458cm" svg:height="0.456cm" svg:x="0.456cm" svg:y="1.088cm" svg:viewBox="0 0 459 457" draw:points="452,0 446,0 440,0 435,0 429,0 423,0 417,1 411,1 405,2 400,2 394,3 389,4 383,5 377,6 372,7 366,8 361,9 355,10 350,11 344,12 339,14 333,15 328,17 323,18 317,20 312,22 307,24 302,26 296,27 291,29 286,32 281,33 276,36 271,38 266,40 261,42 256,45 251,47 246,50 241,53 236,55 231,58 227,60 222,63 217,66 213,68 208,72 203,75 199,78 195,81 190,84 186,87 181,90 177,94 172,97 168,101 164,104 156,111 148,118 144,122 139,126 136,130 132,134 124,141 117,149 113,153 110,158 106,162 103,166 99,170 96,175 92,179 89,183 86,188 83,192 80,197 77,201 74,206 71,210 68,215 65,220 62,224 59,229 57,234 54,239 51,244 49,248 47,254 44,259 42,263 39,269 37,274 35,279 33,284 31,289 29,294 27,299 25,305 23,310 21,315 20,321 18,326 17,332 15,337 13,342 12,348 11,353 9,359 8,364 7,370 6,376 5,381 5,387 4,393 3,398 2,404 2,410 1,415 0,421 0,427 0,433 0,439 0,445 0,451 0,457 12,457 12,451 12,445 13,439 13,434 13,428 13,422 14,417 15,411 15,405 16,400 17,394 18,389 18,383 19,378 20,373 21,367 23,361 24,356 25,351 26,345 28,340 29,335 30,330 32,325 34,319 36,314 37,309 39,304 41,299 43,294 45,289 47,284 49,279 51,274 54,269 56,264 58,259 61,254 63,250 65,245 68,240 71,236 73,231 76,227 79,222 82,218 85,213 88,209 91,204 94,200 97,195 100,191 103,187 106,182 110,178 113,174 116,170 120,166 123,162 127,158 134,150 141,143 145,139 149,135 153,132 156,128 165,121 172,114 177,111 181,107 185,104 189,101 193,98 198,95 202,92 206,89 211,86 215,83 219,80 224,77 229,74 233,71 238,68 243,66 247,64 252,61 257,59 262,57 266,54 271,52 276,50 281,48 286,46 291,44 296,42 301,40 306,38 311,36 316,35 321,33 326,31 331,30 337,28 342,27 347,26 353,24 358,23 363,22 369,21 374,20 380,19 385,18 391,17 396,16 401,15 407,15 412,14 418,14 424,14 429,13 435,13 441,13 446,13 452,13 453,13 453,12 454,12 455,12 456,12 456,11 456,11 457,11 457,10 458,9 459,7 459,6 459,5 458,4 457,3 457,2 456,1 456,1 456,0 455,0 454,0 453,0 453,0">
            <text:p/>
          </draw:polygon>
          <draw:polygon draw:style-name="gr2" draw:layer="layout" svg:width="0.451cm" svg:height="0.456cm" svg:x="0.907cm" svg:y="1.088cm" svg:viewBox="0 0 452 457" draw:points="452,457 452,451 451,445 451,439 451,433 450,427 450,421 450,415 449,410 449,404 448,398 447,393 446,387 446,381 444,376 443,370 442,364 441,359 440,353 438,348 437,342 436,337 434,332 433,326 431,321 429,315 428,310 426,305 424,299 422,294 420,289 418,284 416,279 414,274 411,269 409,263 407,259 404,253 402,248 399,244 397,239 394,234 391,229 389,224 386,220 383,215 380,210 377,206 374,201 368,192 361,183 355,175 348,166 341,158 334,149 326,141 319,134 311,126 303,118 295,111 287,104 278,97 270,90 265,87 261,84 257,81 252,78 247,75 243,72 238,68 233,66 229,63 224,60 220,58 215,55 210,53 205,50 200,47 195,45 190,42 185,40 180,38 175,36 170,33 165,32 160,29 155,27 150,26 144,24 139,22 133,20 128,18 123,17 117,15 112,14 107,12 101,11 96,10 91,9 85,8 80,7 74,6 68,5 63,4 57,3 51,2 46,2 40,1 34,1 29,0 23,0 17,0 11,0 5,0 0,0 0,13 5,13 11,13 17,13 22,13 28,14 33,14 39,14 45,15 50,15 56,16 61,17 66,18 72,19 77,20 83,21 88,22 94,23 99,24 104,26 109,27 114,28 119,30 124,31 130,33 135,35 140,36 145,38 150,40 155,42 160,44 165,46 170,48 175,50 180,52 185,54 189,57 194,59 199,61 204,64 209,66 213,68 218,71 222,74 227,77 231,80 236,83 240,86 245,89 249,92 253,95 257,98 262,101 270,107 278,114 286,121 294,128 302,135 310,143 317,150 324,158 331,166 338,174 344,182 351,191 357,200 363,209 366,213 369,218 372,222 375,227 377,231 380,236 383,240 385,245 388,250 390,254 393,259 395,264 397,269 399,274 401,279 404,284 406,289 408,294 410,299 411,304 413,309 415,314 417,319 419,325 420,330 422,335 423,340 424,345 426,351 427,356 428,361 429,367 431,373 431,378 432,383 433,389 434,394 435,400 435,405 436,411 437,417 437,422 437,428 438,434 438,439 438,445 438,451 438,457">
            <text:p/>
          </draw:polygon>
          <draw:polygon draw:style-name="gr1" draw:layer="layout" svg:width="1.789cm" svg:height="1.613cm" svg:x="0.006cm" svg:y="0.006cm" svg:viewBox="0 0 1790 1614" draw:points="726,151 663,308 604,442 552,561 473,705 387,846 289,1000 210,1115 148,1197 72,1286 26,1342 3,1387 0,1446 20,1506 52,1558 105,1594 161,1611 263,1604 367,1581 528,1565 742,1558 900,1555 1208,1558 1372,1581 1520,1601 1635,1614 1691,1601 1734,1574 1776,1512 1790,1430 1763,1338 1704,1263 1609,1132 1504,991 1389,820 1304,653 1228,518 1159,370 1080,180 1037,69 992,20 936,0 864,0 801,16 758,72">
            <text:p/>
          </draw:polygon>
          <draw:polygon draw:style-name="gr3" draw:layer="layout" svg:width="0.513cm" svg:height="0.494cm" svg:x="0.878cm" svg:y="1.014cm" svg:viewBox="0 0 514 495" draw:points="19,495 26,495 32,494 38,494 45,494 51,493 57,493 63,493 70,492 76,491 82,490 88,490 95,489 101,488 107,487 113,486 119,484 125,483 131,482 137,480 142,479 148,477 154,476 160,474 166,472 172,470 178,468 183,466 189,464 195,462 200,460 206,457 211,455 217,453 222,451 228,448 233,445 239,443 244,440 249,437 255,435 260,432 265,429 270,426 275,423 280,420 285,417 290,413 295,410 300,406 305,403 310,400 315,396 320,392 324,389 329,385 333,382 338,377 342,374 347,370 351,366 356,362 360,358 364,353 368,349 373,345 376,341 381,337 385,332 389,328 393,323 397,319 400,314 404,310 408,305 412,300 415,296 419,291 422,286 425,281 429,276 432,271 435,266 438,262 442,256 445,251 448,246 451,241 453,235 456,230 459,225 462,220 465,214 467,209 470,203 472,198 475,192 477,187 479,181 481,175 483,170 485,164 487,159 489,153 491,147 493,141 495,135 496,129 498,124 499,117 501,111 502,105 503,99 505,93 506,87 507,81 508,75 509,69 509,63 510,56 511,51 512,44 512,38 512,32 513,25 513,19 513,12 514,6 514,0 474,0 474,6 474,12 474,18 473,23 473,29 473,35 472,41 472,47 471,52 470,58 469,63 469,69 468,75 467,80 466,86 465,92 464,97 462,103 461,108 460,113 458,119 457,125 455,130 453,135 452,141 450,146 448,151 446,156 444,162 443,167 440,172 438,177 436,182 434,187 431,192 429,197 426,202 424,207 422,212 419,217 417,221 414,226 411,231 408,236 405,241 402,245 399,250 396,254 393,259 390,263 387,268 384,272 380,276 377,281 373,285 370,289 367,293 363,298 359,302 356,306 352,310 348,314 344,318 341,322 337,326 333,329 329,333 325,337 321,340 317,344 312,348 308,351 304,355 300,358 296,361 291,364 287,368 282,371 278,374 273,377 269,380 264,383 259,386 255,389 250,392 245,394 240,397 236,400 231,403 226,405 221,408 216,410 211,412 206,415 201,417 196,419 191,421 186,423 181,425 176,427 170,429 165,431 160,433 154,434 149,436 143,438 138,439 133,441 128,442 122,443 117,444 111,446 105,447 100,448 94,449 89,450 83,450 77,451 72,452 66,453 60,453 54,453 48,454 43,454 37,454 31,455 25,455 19,455 17,455 14,455 13,456 11,456 9,457 7,459 6,460 4,461 3,463 2,464 1,466 1,467 0,469 0,471 0,473 0,475 0,477 0,478 0,480 1,482 1,484 2,485 3,487 4,488 6,490 7,491 9,492 11,493 13,493 14,494 17,495">
            <text:p/>
          </draw:polygon>
          <draw:polygon draw:style-name="gr3" draw:layer="layout" svg:width="0.494cm" svg:height="0.513cm" svg:x="0.404cm" svg:y="0.995cm" svg:viewBox="0 0 495 514" draw:points="0,19 0,26 0,32 0,38 0,45 0,51 1,57 1,64 2,70 2,76 3,82 4,88 5,94 6,100 7,107 8,113 10,118 11,125 12,131 14,137 15,143 16,148 18,154 20,160 22,166 24,172 26,178 28,184 29,189 32,195 34,200 36,206 38,211 41,217 43,223 46,228 49,233 51,239 54,244 56,249 59,255 62,260 65,265 68,270 71,276 74,281 78,285 81,290 84,296 88,300 91,305 94,310 98,315 102,319 105,324 109,329 113,333 116,338 120,342 124,347 128,351 132,356 136,360 140,365 144,369 149,373 153,377 158,381 162,385 166,389 170,393 175,396 179,401 184,404 189,408 194,411 199,415 203,419 208,422 213,425 218,429 223,432 228,436 233,439 238,442 243,445 248,448 253,451 259,454 264,456 269,459 275,462 280,465 285,467 291,470 296,472 302,474 308,476 313,479 319,481 324,483 330,485 336,487 341,489 347,491 353,493 359,495 365,496 371,498 377,499 383,501 389,502 395,503 401,505 407,506 413,507 419,508 425,509 431,509 438,510 444,511 450,512 456,512 463,512 469,513 475,513 482,513 488,514 495,514 495,474 489,474 483,474 477,473 471,473 465,473 459,472 453,472 448,472 442,471 436,470 431,469 425,469 419,468 414,467 408,466 403,465 397,464 391,462 386,461 381,460 375,458 370,457 364,455 359,453 354,452 348,450 343,448 338,446 332,444 328,442 323,440 317,438 312,436 307,434 302,431 297,429 292,427 287,424 282,422 277,419 273,416 268,414 263,411 258,408 254,405 249,402 244,399 240,396 235,393 231,390 226,387 222,383 218,380 214,377 209,374 205,370 200,367 196,363 192,360 188,356 184,352 180,348 176,345 172,341 169,337 165,333 161,329 157,325 154,321 150,317 146,313 143,309 140,304 136,300 133,296 129,291 126,287 123,282 120,278 117,274 113,269 111,264 108,260 105,255 102,250 99,246 97,241 94,236 91,231 89,226 86,222 84,216 81,211 79,207 77,201 75,196 72,191 70,186 69,181 66,176 64,170 63,165 61,160 59,154 58,149 56,144 55,139 53,133 52,127 50,122 49,116 48,111 47,105 46,100 45,94 44,89 43,83 43,77 42,71 41,66 41,60 40,54 40,49 40,43 39,37 39,31 39,25 39,19 39,17 38,15 38,12 37,11 37,9 35,7 34,6 33,4 31,3 30,2 28,1 26,1 25,0 23,0 21,0 19,0 17,0 16,0 14,0 12,1 10,1 8,2 7,3 5,4 4,6 3,7 2,9 1,11 0,12 0,15 0,17">
            <text:p/>
          </draw:polygon>
          <draw:polygon draw:style-name="gr3" draw:layer="layout" svg:width="0.514cm" svg:height="0.493cm" svg:x="0.404cm" svg:y="0.522cm" svg:viewBox="0 0 515 494" draw:points="495,0 488,0 482,0 476,0 469,0 463,0 457,0 450,1 444,2 438,2 432,3 426,4 419,5 413,6 407,7 401,8 395,9 389,11 383,12 377,14 371,15 365,17 359,18 353,20 348,21 342,23 336,25 330,27 324,29 319,32 313,34 308,36 302,38 297,41 291,43 286,46 280,48 275,51 269,54 264,56 259,59 254,62 248,65 243,68 238,71 233,74 228,77 223,80 218,83 213,87 208,91 203,94 199,98 194,101 189,105 185,109 180,113 175,116 171,120 166,124 162,128 158,132 153,136 149,140 144,144 140,148 136,153 132,157 128,161 124,166 120,170 117,175 113,180 109,184 105,188 102,193 98,198 94,202 91,208 88,213 84,218 81,222 78,227 74,233 71,238 68,243 65,248 62,253 59,258 56,263 54,269 51,274 49,279 46,285 43,290 41,296 38,301 36,307 34,313 32,318 29,324 28,330 26,335 24,341 22,347 20,353 18,359 16,364 15,370 14,376 12,382 11,388 10,394 8,400 7,406 6,413 5,419 4,425 3,431 2,437 2,443 1,450 1,456 0,462 0,469 0,475 0,481 0,487 0,494 39,494 39,488 39,482 39,476 40,470 40,465 40,459 41,453 41,447 42,442 43,436 43,430 44,425 45,419 46,413 47,408 48,402 49,397 50,391 52,386 53,380 55,375 56,369 58,364 59,359 61,353 63,348 64,343 66,337 69,332 70,327 72,322 75,316 77,312 79,307 81,301 84,297 86,292 89,287 91,282 94,277 97,272 99,267 102,263 105,258 108,253 111,248 114,244 117,240 120,235 123,230 126,226 129,222 133,217 136,213 140,209 143,204 146,200 150,196 154,192 157,188 161,184 165,180 169,176 173,172 176,168 180,164 185,161 188,157 192,153 196,150 200,146 205,143 209,139 214,136 218,132 222,129 226,126 231,123 235,120 240,117 245,114 249,110 254,108 258,105 263,102 268,99 273,96 277,93 282,91 287,89 292,86 297,83 302,81 307,79 312,76 318,74 322,72 327,70 333,68 338,66 343,64 349,62 354,61 359,59 364,58 370,56 375,54 381,53 386,52 392,50 397,49 403,48 408,47 414,46 420,45 425,44 431,43 437,42 443,42 448,41 454,41 460,40 465,40 471,39 477,39 483,39 489,39 495,39 497,39 499,38 502,38 503,37 505,36 507,35 508,34 509,33 511,31 512,29 512,28 513,26 514,24 514,23 514,21 515,19 514,17 514,15 514,14 513,11 512,10 512,8 511,7 509,5 508,4 507,2 505,2 503,1 502,0 499,0 497,0">
            <text:p/>
          </draw:polygon>
          <draw:polygon draw:style-name="gr3" draw:layer="layout" svg:width="0.494cm" svg:height="0.493cm" svg:x="0.898cm" svg:y="0.522cm" svg:viewBox="0 0 495 494" draw:points="495,494 495,487 494,481 494,475 494,469 493,462 493,456 493,450 492,443 491,437 490,431 490,425 489,419 488,413 487,406 486,400 484,394 483,388 482,382 480,376 479,370 477,364 476,359 474,353 472,347 470,341 468,335 466,330 464,324 462,318 460,313 458,307 456,301 453,296 451,290 448,285 445,279 443,274 440,269 437,263 434,258 432,253 429,248 426,243 423,238 419,233 416,227 413,222 410,218 406,213 403,208 400,202 396,198 392,193 389,188 385,184 381,179 377,175 373,170 370,166 365,161 361,157 357,153 353,148 349,144 345,140 341,136 336,132 332,128 327,124 323,120 318,116 314,113 309,109 305,105 300,101 295,98 290,94 285,91 281,87 276,83 271,80 266,77 261,74 256,71 251,68 246,65 240,62 235,59 230,56 224,54 219,51 214,48 208,46 203,43 198,41 192,38 186,36 181,34 175,32 169,29 163,27 158,25 152,23 146,21 140,20 135,18 129,17 123,15 117,14 111,12 105,11 99,9 93,8 87,7 81,6 75,5 69,4 62,3 56,2 50,2 44,1 38,0 31,0 25,0 18,0 12,0 6,0 0,0 0,39 5,39 11,39 17,39 23,39 29,40 35,40 40,41 46,41 52,42 57,42 63,43 69,44 74,45 80,46 86,47 91,48 97,49 103,50 108,52 113,53 118,54 124,56 129,58 135,59 140,61 145,62 150,64 156,66 161,68 166,70 171,72 177,74 182,76 187,79 192,81 197,83 202,86 207,89 211,91 216,93 221,96 226,99 231,102 235,105 240,108 244,110 249,114 254,117 258,120 263,123 267,126 272,129 276,132 280,136 285,139 289,143 293,146 297,150 301,153 305,157 309,161 314,164 317,168 321,172 325,176 329,180 333,184 336,188 340,192 344,196 347,200 351,204 354,209 358,213 361,217 364,222 367,226 371,230 374,235 377,240 380,244 383,248 386,253 389,258 392,263 395,267 397,272 400,277 403,282 405,287 407,292 410,297 412,301 415,307 417,312 419,316 421,322 424,327 425,332 427,337 429,343 431,348 433,353 434,359 436,364 438,369 439,375 441,380 442,386 443,391 444,397 446,402 447,408 448,413 449,419 450,425 450,430 451,436 452,442 453,447 453,453 454,459 454,465 454,470 455,476 455,482 455,488 455,494">
            <text:p/>
          </draw:polygon>
          <draw:polygon draw:style-name="gr2" draw:layer="layout" svg:width="0.025cm" svg:height="0.029cm" svg:x="0.19cm" svg:y="1.352cm" svg:viewBox="0 0 26 30" draw:points="15,30 26,22 11,0 0,7">
            <text:p/>
          </draw:polygon>
          <draw:polygon draw:style-name="gr2" draw:layer="layout" svg:width="0.182cm" svg:height="0.133cm" svg:x="0.022cm" svg:y="1.36cm" svg:viewBox="0 0 183 134" draw:points="14,134 183,21 168,0 0,112">
            <text:p/>
          </draw:polygon>
          <draw:polygon draw:style-name="gr2" draw:layer="layout" svg:width="0.026cm" svg:height="0.029cm" svg:x="0.011cm" svg:y="1.471cm" svg:viewBox="0 0 27 30" draw:points="11,0 0,7 15,30 27,22">
            <text:p/>
          </draw:polygon>
          <draw:polygon draw:style-name="gr2" draw:layer="layout" svg:width="0.026cm" svg:height="0.029cm" svg:x="0.219cm" svg:y="1.395cm" svg:viewBox="0 0 27 30" draw:points="15,30 27,22 11,0 0,7">
            <text:p/>
          </draw:polygon>
          <draw:polygon draw:style-name="gr2" draw:layer="layout" svg:width="0.182cm" svg:height="0.133cm" svg:x="0.052cm" svg:y="1.402cm" svg:viewBox="0 0 183 134" draw:points="14,134 183,21 168,0 0,111">
            <text:p/>
          </draw:polygon>
          <draw:polygon draw:style-name="gr2" draw:layer="layout" svg:width="0.025cm" svg:height="0.03cm" svg:x="0.041cm" svg:y="1.513cm" svg:viewBox="0 0 26 31" draw:points="10,0 0,7 14,31 26,23">
            <text:p/>
          </draw:polygon>
          <draw:polygon draw:style-name="gr2" draw:layer="layout" svg:width="0.025cm" svg:height="0.029cm" svg:x="0.249cm" svg:y="1.438cm" svg:viewBox="0 0 26 30" draw:points="14,30 26,22 10,0 0,7">
            <text:p/>
          </draw:polygon>
          <draw:polygon draw:style-name="gr2" draw:layer="layout" svg:width="0.182cm" svg:height="0.133cm" svg:x="0.081cm" svg:y="1.445cm" svg:viewBox="0 0 183 134" draw:points="14,134 183,21 168,0 0,112">
            <text:p/>
          </draw:polygon>
          <draw:polygon draw:style-name="gr2" draw:layer="layout" svg:width="0.025cm" svg:height="0.029cm" svg:x="0.07cm" svg:y="1.556cm" svg:viewBox="0 0 26 30" draw:points="11,0 0,7 15,30 26,22">
            <text:p/>
          </draw:polygon>
          <draw:polygon draw:style-name="gr2" draw:layer="layout" svg:width="0.025cm" svg:height="0.029cm" svg:x="1.603cm" svg:y="1.352cm" svg:viewBox="0 0 26 30" draw:points="26,7 15,0 0,22 11,30">
            <text:p/>
          </draw:polygon>
          <draw:polygon draw:style-name="gr2" draw:layer="layout" svg:width="0.182cm" svg:height="0.133cm" svg:x="1.614cm" svg:y="1.36cm" svg:viewBox="0 0 183 134" draw:points="183,112 14,0 0,21 168,134">
            <text:p/>
          </draw:polygon>
          <draw:polygon draw:style-name="gr2" draw:layer="layout" svg:width="0.026cm" svg:height="0.029cm" svg:x="1.781cm" svg:y="1.471cm" svg:viewBox="0 0 27 30" draw:points="0,22 11,30 27,7 15,0">
            <text:p/>
          </draw:polygon>
          <draw:polygon draw:style-name="gr2" draw:layer="layout" svg:width="0.026cm" svg:height="0.029cm" svg:x="1.573cm" svg:y="1.395cm" svg:viewBox="0 0 27 30" draw:points="27,7 15,0 0,22 11,30">
            <text:p/>
          </draw:polygon>
          <draw:polygon draw:style-name="gr2" draw:layer="layout" svg:width="0.182cm" svg:height="0.133cm" svg:x="1.584cm" svg:y="1.402cm" svg:viewBox="0 0 183 134" draw:points="183,111 14,0 0,21 168,134">
            <text:p/>
          </draw:polygon>
          <draw:polygon draw:style-name="gr2" draw:layer="layout" svg:width="0.026cm" svg:height="0.03cm" svg:x="1.751cm" svg:y="1.513cm" svg:viewBox="0 0 27 31" draw:points="0,23 11,31 27,7 15,0">
            <text:p/>
          </draw:polygon>
          <draw:polygon draw:style-name="gr2" draw:layer="layout" svg:width="0.026cm" svg:height="0.029cm" svg:x="1.543cm" svg:y="1.438cm" svg:viewBox="0 0 27 30" draw:points="27,7 15,0 0,22 11,30">
            <text:p/>
          </draw:polygon>
          <draw:polygon draw:style-name="gr2" draw:layer="layout" svg:width="0.182cm" svg:height="0.133cm" svg:x="1.555cm" svg:y="1.445cm" svg:viewBox="0 0 183 134" draw:points="183,112 14,0 0,21 168,134">
            <text:p/>
          </draw:polygon>
          <draw:polygon draw:style-name="gr2" draw:layer="layout" svg:width="0.025cm" svg:height="0.029cm" svg:x="1.722cm" svg:y="1.556cm" svg:viewBox="0 0 26 30" draw:points="0,22 11,30 26,7 15,0">
            <text:p/>
          </draw:polygon>
          <draw:polygon draw:style-name="gr2" draw:layer="layout" svg:width="0.026cm" svg:height="0.013cm" svg:x="0.942cm" svg:y="0.006cm" svg:viewBox="0 0 27 14" draw:points="27,14 27,0 0,0 0,14">
            <text:p/>
          </draw:polygon>
          <draw:polygon draw:style-name="gr2" draw:layer="layout" svg:width="0.028cm" svg:height="0.201cm" svg:x="0.942cm" svg:y="0.019cm" svg:viewBox="0 0 29 202" draw:points="29,202 27,0 0,0 1,202">
            <text:p/>
          </draw:polygon>
          <draw:polygon draw:style-name="gr2" draw:layer="layout" svg:width="0.027cm" svg:height="0.013cm" svg:x="0.943cm" svg:y="0.22cm" svg:viewBox="0 0 28 14" draw:points="0,0 0,14 28,14 28,0">
            <text:p/>
          </draw:polygon>
          <draw:polygon draw:style-name="gr2" draw:layer="layout" svg:width="0.026cm" svg:height="0.013cm" svg:x="0.893cm" svg:y="0.22cm" svg:viewBox="0 0 27 14" draw:points="0,0 0,14 27,14 27,0">
            <text:p/>
          </draw:polygon>
          <draw:polygon draw:style-name="gr2" draw:layer="layout" svg:width="0.026cm" svg:height="0.206cm" svg:x="0.893cm" svg:y="0.013cm" svg:viewBox="0 0 27 207" draw:points="0,0 0,207 27,207 27,0">
            <text:p/>
          </draw:polygon>
          <draw:polygon draw:style-name="gr2" draw:layer="layout" svg:width="0.026cm" svg:height="0.013cm" svg:x="0.893cm" svg:y="0cm" svg:viewBox="0 0 27 14" draw:points="27,14 27,0 0,0 0,14">
            <text:p/>
          </draw:polygon>
          <draw:polygon draw:style-name="gr2" draw:layer="layout" svg:width="0.027cm" svg:height="0.013cm" svg:x="0.838cm" svg:y="0.006cm" svg:viewBox="0 0 28 14" draw:points="28,14 28,0 0,0 0,14">
            <text:p/>
          </draw:polygon>
          <draw:polygon draw:style-name="gr2" draw:layer="layout" svg:width="0.028cm" svg:height="0.201cm" svg:x="0.838cm" svg:y="0.019cm" svg:viewBox="0 0 29 202" draw:points="29,202 27,0 0,0 1,202">
            <text:p/>
          </draw:polygon>
          <draw:polygon draw:style-name="gr2" draw:layer="layout" svg:width="0.026cm" svg:height="0.013cm" svg:x="0.84cm" svg:y="0.22cm" svg:viewBox="0 0 27 14" draw:points="0,0 0,14 27,14 27,0">
            <text:p/>
          </draw:polygon>
          <draw:polygon draw:style-name="gr3" draw:layer="layout" svg:width="0.075cm" svg:height="0.162cm" svg:x="0.663cm" svg:y="0.155cm" svg:viewBox="0 0 76 163" draw:points="12,163 12,163 76,4 63,0 0,157">
            <text:p/>
          </draw:polygon>
          <draw:polygon draw:style-name="gr3" draw:layer="layout" svg:width="0.071cm" svg:height="0.14cm" svg:x="0.605cm" svg:y="0.312cm" svg:viewBox="0 0 72 141" draw:points="12,141 72,5 59,0 0,135">
            <text:p/>
          </draw:polygon>
          <draw:polygon draw:style-name="gr3" draw:layer="layout" svg:width="0.065cm" svg:height="0.124cm" svg:x="0.552cm" svg:y="0.446cm" svg:viewBox="0 0 66 125" draw:points="11,125 12,125 66,5 53,0 0,119">
            <text:p/>
          </draw:polygon>
          <draw:polygon draw:style-name="gr3" draw:layer="layout" svg:width="0.09cm" svg:height="0.151cm" svg:x="0.473cm" svg:y="0.564cm" svg:viewBox="0 0 91 152" draw:points="11,152 11,151 91,5 79,0 0,144">
            <text:p/>
          </draw:polygon>
          <draw:polygon draw:style-name="gr3" draw:layer="layout" svg:width="0.097cm" svg:height="0.148cm" svg:x="0.388cm" svg:y="0.708cm" svg:viewBox="0 0 98 149" draw:points="11,149 98,7 86,0 0,142">
            <text:p/>
          </draw:polygon>
          <draw:polygon draw:style-name="gr3" draw:layer="layout" svg:width="0.109cm" svg:height="0.161cm" svg:x="0.29cm" svg:y="0.849cm" svg:viewBox="0 0 110 162" draw:points="11,162 11,161 110,6 98,0 0,155">
            <text:p/>
          </draw:polygon>
          <draw:polygon draw:style-name="gr3" draw:layer="layout" svg:width="0.09cm" svg:height="0.122cm" svg:x="0.211cm" svg:y="1.003cm" svg:viewBox="0 0 91 123" draw:points="10,123 91,7 79,0 0,115">
            <text:p/>
          </draw:polygon>
          <draw:polygon draw:style-name="gr3" draw:layer="layout" svg:width="0.073cm" svg:height="0.09cm" svg:x="0.149cm" svg:y="1.117cm" svg:viewBox="0 0 74 91" draw:points="10,91 10,91 74,8 63,0 0,83">
            <text:p/>
          </draw:polygon>
          <draw:polygon draw:style-name="gr3" draw:layer="layout" svg:width="0.085cm" svg:height="0.097cm" svg:x="0.074cm" svg:y="1.199cm" svg:viewBox="0 0 86 98" draw:points="0,89 10,98 86,8 76,0">
            <text:p/>
          </draw:polygon>
          <draw:polygon draw:style-name="gr3" draw:layer="layout" svg:width="0.057cm" svg:height="0.064cm" svg:x="0.027cm" svg:y="1.288cm" svg:viewBox="0 0 58 65" draw:points="0,57 10,65 58,8 47,0 1,56">
            <text:p/>
          </draw:polygon>
          <draw:polygon draw:style-name="gr3" draw:layer="layout" svg:width="0.036cm" svg:height="0.052cm" svg:x="0.003cm" svg:y="1.345cm" svg:viewBox="0 0 37 53" draw:points="0,49 12,53 37,6 24,0 0,46">
            <text:p/>
          </draw:polygon>
          <draw:polygon draw:style-name="gr3" draw:layer="layout" svg:width="0.016cm" svg:height="0.061cm" svg:x="0cm" svg:y="1.393cm" svg:viewBox="0 0 17 62" draw:points="0,62 13,60 17,0 3,0 0,59">
            <text:p/>
          </draw:polygon>
          <draw:polygon draw:style-name="gr3" draw:layer="layout" svg:width="0.032cm" svg:height="0.065cm" svg:x="0cm" svg:y="1.45cm" svg:viewBox="0 0 33 66" draw:points="20,66 33,60 12,0 0,4 20,64">
            <text:p/>
          </draw:polygon>
          <draw:polygon draw:style-name="gr3" draw:layer="layout" svg:width="0.044cm" svg:height="0.061cm" svg:x="0.02cm" svg:y="1.508cm" svg:viewBox="0 0 45 62" draw:points="35,62 45,52 11,0 0,7 33,60">
            <text:p/>
          </draw:polygon>
          <draw:polygon draw:style-name="gr3" draw:layer="layout" svg:width="0.06cm" svg:height="0.047cm" svg:x="0.055cm" svg:y="1.559cm" svg:viewBox="0 0 61 48" draw:points="55,48 61,36 7,0 0,10 53,47">
            <text:p/>
          </draw:polygon>
          <draw:polygon draw:style-name="gr3" draw:layer="layout" svg:width="0.059cm" svg:height="0.029cm" svg:x="0.11cm" svg:y="1.594cm" svg:viewBox="0 0 60 30" draw:points="58,30 60,16 3,0 0,12 56,29">
            <text:p/>
          </draw:polygon>
          <draw:polygon draw:style-name="gr3" draw:layer="layout" svg:width="0.104cm" svg:height="0.02cm" svg:x="0.167cm" svg:y="1.603cm" svg:viewBox="0 0 105 21" draw:points="105,13 102,0 0,7 1,21 104,14">
            <text:p/>
          </draw:polygon>
          <draw:polygon draw:style-name="gr3" draw:layer="layout" svg:width="0.108cm" svg:height="0.036cm" svg:x="0.268cm" svg:y="1.58cm" svg:viewBox="0 0 109 37" draw:points="107,0 106,0 0,24 2,37 109,13">
            <text:p/>
          </draw:polygon>
          <draw:polygon draw:style-name="gr3" draw:layer="layout" svg:width="0.162cm" svg:height="0.029cm" svg:x="0.374cm" svg:y="1.564cm" svg:viewBox="0 0 163 30" draw:points="162,0 161,0 0,16 1,30 163,13">
            <text:p/>
          </draw:polygon>
          <draw:polygon draw:style-name="gr3" draw:layer="layout" svg:width="0.213cm" svg:height="0.02cm" svg:x="0.535cm" svg:y="1.557cm" svg:viewBox="0 0 214 21" draw:points="214,0 0,7 0,21 214,13">
            <text:p/>
          </draw:polygon>
          <draw:polygon draw:style-name="gr3" draw:layer="layout" svg:width="0.158cm" svg:height="0.016cm" svg:x="0.748cm" svg:y="1.554cm" svg:viewBox="0 0 159 17" draw:points="159,0 0,3 0,17 159,13">
            <text:p/>
          </draw:polygon>
          <draw:polygon draw:style-name="gr3" draw:layer="layout" svg:width="0.309cm" svg:height="0.016cm" svg:x="0.906cm" svg:y="1.554cm" svg:viewBox="0 0 310 17" draw:points="310,3 309,3 0,0 0,13 309,17">
            <text:p/>
          </draw:polygon>
          <draw:polygon draw:style-name="gr3" draw:layer="layout" svg:width="0.166cm" svg:height="0.036cm" svg:x="1.213cm" svg:y="1.557cm" svg:viewBox="0 0 167 37" draw:points="165,37 167,23 1,0 0,13">
            <text:p/>
          </draw:polygon>
          <draw:polygon draw:style-name="gr3" draw:layer="layout" svg:width="0.15cm" svg:height="0.033cm" svg:x="1.377cm" svg:y="1.58cm" svg:viewBox="0 0 151 34" draw:points="149,34 151,20 1,0 0,13">
            <text:p/>
          </draw:polygon>
          <draw:polygon draw:style-name="gr3" draw:layer="layout" svg:width="0.117cm" svg:height="0.026cm" svg:x="1.525cm" svg:y="1.6cm" svg:viewBox="0 0 118 27" draw:points="118,27 117,13 1,0 0,13 115,27">
            <text:p/>
          </draw:polygon>
          <draw:polygon draw:style-name="gr3" draw:layer="layout" svg:width="0.061cm" svg:height="0.026cm" svg:x="1.639cm" svg:y="1.6cm" svg:viewBox="0 0 62 27" draw:points="62,12 56,0 0,13 3,27 59,13">
            <text:p/>
          </draw:polygon>
          <draw:polygon draw:style-name="gr3" draw:layer="layout" svg:width="0.051cm" svg:height="0.037cm" svg:x="1.693cm" svg:y="1.575cm" svg:viewBox="0 0 52 38" draw:points="52,9 43,0 0,26 7,38 50,11">
            <text:p/>
          </draw:polygon>
          <draw:polygon draw:style-name="gr3" draw:layer="layout" svg:width="0.055cm" svg:height="0.07cm" svg:x="1.733cm" svg:y="1.514cm" svg:viewBox="0 0 56 71" draw:points="56,5 43,0 0,63 10,71 54,7">
            <text:p/>
          </draw:polygon>
          <draw:polygon draw:style-name="gr3" draw:layer="layout" svg:width="0.026cm" svg:height="0.085cm" svg:x="1.775cm" svg:y="1.434cm" svg:viewBox="0 0 27 86" draw:points="27,0 13,0 0,83 13,86 27,3">
            <text:p/>
          </draw:polygon>
          <draw:polygon draw:style-name="gr3" draw:layer="layout" svg:width="0.039cm" svg:height="0.098cm" svg:x="1.762cm" svg:y="1.34cm" svg:viewBox="0 0 40 99" draw:points="11,0 0,6 27,99 40,95 12,2">
            <text:p/>
          </draw:polygon>
          <draw:polygon draw:style-name="gr3" draw:layer="layout" svg:width="0.069cm" svg:height="0.083cm" svg:x="1.704cm" svg:y="1.265cm" svg:viewBox="0 0 70 84" draw:points="0,7 0,8 59,84 70,75 10,0">
            <text:p/>
          </draw:polygon>
          <draw:polygon draw:style-name="gr3" draw:layer="layout" svg:width="0.106cm" svg:height="0.139cm" svg:x="1.609cm" svg:y="1.134cm" svg:viewBox="0 0 107 140" draw:points="10,0 0,7 96,140 107,132">
            <text:p/>
          </draw:polygon>
          <draw:polygon draw:style-name="gr3" draw:layer="layout" svg:width="0.115cm" svg:height="0.149cm" svg:x="1.504cm" svg:y="0.993cm" svg:viewBox="0 0 116 150" draw:points="0,8 105,150 116,142 10,0">
            <text:p/>
          </draw:polygon>
          <draw:polygon draw:style-name="gr3" draw:layer="layout" svg:width="0.126cm" svg:height="0.178cm" svg:x="1.388cm" svg:y="0.823cm" svg:viewBox="0 0 127 179" draw:points="0,6 0,6 116,179 127,171 11,0">
            <text:p/>
          </draw:polygon>
          <draw:polygon draw:style-name="gr3" draw:layer="layout" svg:width="0.097cm" svg:height="0.173cm" svg:x="1.303cm" svg:y="0.656cm" svg:viewBox="0 0 98 174" draw:points="11,0 0,6 85,174 98,168">
            <text:p/>
          </draw:polygon>
          <draw:polygon draw:style-name="gr3" draw:layer="layout" svg:width="0.087cm" svg:height="0.14cm" svg:x="1.228cm" svg:y="0.522cm" svg:viewBox="0 0 88 141" draw:points="0,5 0,6 76,141 88,134 11,0">
            <text:p/>
          </draw:polygon>
          <draw:polygon draw:style-name="gr3" draw:layer="layout" svg:width="0.081cm" svg:height="0.153cm" svg:x="1.159cm" svg:y="0.374cm" svg:viewBox="0 0 82 154" draw:points="0,5 0,5 69,154 82,148 12,0">
            <text:p/>
          </draw:polygon>
          <draw:polygon draw:style-name="gr3" draw:layer="layout" svg:width="0.091cm" svg:height="0.195cm" svg:x="1.08cm" svg:y="0.185cm" svg:viewBox="0 0 92 196" draw:points="0,4 79,196 92,190 12,0">
            <text:p/>
          </draw:polygon>
          <draw:polygon draw:style-name="gr3" draw:layer="layout" svg:width="0.055cm" svg:height="0.118cm" svg:x="1.037cm" svg:y="0.071cm" svg:viewBox="0 0 56 119" draw:points="11,0 0,6 43,119 56,114 12,2">
            <text:p/>
          </draw:polygon>
          <draw:polygon draw:style-name="gr3" draw:layer="layout" svg:width="0.055cm" svg:height="0.06cm" svg:x="0.993cm" svg:y="0.02cm" svg:viewBox="0 0 56 61" draw:points="7,0 0,11 46,61 56,51 9,1">
            <text:p/>
          </draw:polygon>
          <draw:polygon draw:style-name="gr3" draw:layer="layout" svg:width="0.06cm" svg:height="0.033cm" svg:x="0.94cm" svg:y="0cm" svg:viewBox="0 0 61 34" draw:points="2,0 0,13 56,34 61,21 4,0">
            <text:p/>
          </draw:polygon>
          <draw:polygon draw:style-name="gr3" draw:layer="layout" svg:width="0.074cm" svg:height="0.013cm" svg:x="0.868cm" svg:y="0cm" svg:viewBox="0 0 75 14" draw:points="0,0 1,14 75,14 75,0 1,0">
            <text:p/>
          </draw:polygon>
          <draw:polygon draw:style-name="gr3" draw:layer="layout" svg:width="0.069cm" svg:height="0.029cm" svg:x="0.802cm" svg:y="0cm" svg:viewBox="0 0 70 30" draw:points="0,19 6,30 70,13 66,0 3,17">
            <text:p/>
          </draw:polygon>
          <draw:polygon draw:style-name="gr3" draw:layer="layout" svg:width="0.054cm" svg:height="0.064cm" svg:x="0.759cm" svg:y="0.019cm" svg:viewBox="0 0 55 65" draw:points="0,58 11,65 55,7 44,0 0,57">
            <text:p/>
          </draw:polygon>
          <draw:polygon draw:style-name="gr3" draw:layer="layout" svg:width="0.045cm" svg:height="0.083cm" svg:x="0.726cm" svg:y="0.076cm" svg:viewBox="0 0 46 84" draw:points="0,79 12,84 46,4 33,0">
            <text:p/>
          </draw:polygon>
          <draw:polygon draw:style-name="gr4" draw:layer="layout" svg:width="0.059cm" svg:height="0.059cm" svg:x="0.765cm" svg:y="1.593cm" svg:viewBox="0 0 60 60" draw:points="0,0 60,0 60,60 0,60">
            <text:p/>
          </draw:polygon>
          <draw:polygon draw:style-name="gr5" draw:layer="layout" svg:width="0.066cm" svg:height="0.013cm" svg:x="0.765cm" svg:y="1.587cm" svg:viewBox="0 0 67 14" draw:points="67,7 60,0 0,0 0,14 60,14 67,7 67,0 60,0">
            <text:p/>
          </draw:polygon>
          <draw:polygon draw:style-name="gr5" draw:layer="layout" svg:width="0.013cm" svg:height="0.065cm" svg:x="0.817cm" svg:y="1.593cm" svg:viewBox="0 0 14 66" draw:points="7,66 14,59 14,0 0,0 0,59 7,66 14,66 14,59">
            <text:p/>
          </draw:polygon>
          <draw:polygon draw:style-name="gr5" draw:layer="layout" svg:width="0.066cm" svg:height="0.013cm" svg:x="0.758cm" svg:y="1.646cm" svg:viewBox="0 0 67 14" draw:points="0,7 6,14 67,14 67,0 6,0 0,7 0,14 6,14">
            <text:p/>
          </draw:polygon>
          <draw:polygon draw:style-name="gr5" draw:layer="layout" svg:width="0.013cm" svg:height="0.066cm" svg:x="0.758cm" svg:y="1.587cm" svg:viewBox="0 0 14 67" draw:points="7,0 0,6 0,67 14,67 14,6 7,0 0,0 0,6">
            <text:p/>
          </draw:polygon>
          <draw:polygon draw:style-name="gr4" draw:layer="layout" svg:width="0.059cm" svg:height="0.059cm" svg:x="0.866cm" svg:y="1.593cm" svg:viewBox="0 0 60 60" draw:points="0,0 60,0 60,60 0,60">
            <text:p/>
          </draw:polygon>
          <draw:polygon draw:style-name="gr5" draw:layer="layout" svg:width="0.066cm" svg:height="0.013cm" svg:x="0.866cm" svg:y="1.587cm" svg:viewBox="0 0 67 14" draw:points="67,7 60,0 0,0 0,14 60,14 67,7 67,0 60,0">
            <text:p/>
          </draw:polygon>
          <draw:polygon draw:style-name="gr5" draw:layer="layout" svg:width="0.013cm" svg:height="0.065cm" svg:x="0.919cm" svg:y="1.593cm" svg:viewBox="0 0 14 66" draw:points="7,66 14,59 14,0 0,0 0,59 7,66 14,66 14,59">
            <text:p/>
          </draw:polygon>
          <draw:polygon draw:style-name="gr5" draw:layer="layout" svg:width="0.066cm" svg:height="0.013cm" svg:x="0.86cm" svg:y="1.646cm" svg:viewBox="0 0 67 14" draw:points="0,7 6,14 67,14 67,0 6,0 0,7 0,14 6,14">
            <text:p/>
          </draw:polygon>
          <draw:polygon draw:style-name="gr5" draw:layer="layout" svg:width="0.013cm" svg:height="0.066cm" svg:x="0.86cm" svg:y="1.587cm" svg:viewBox="0 0 14 67" draw:points="6,0 0,6 0,67 14,67 14,6 6,0 0,0 0,6">
            <text:p/>
          </draw:polygon>
          <draw:polygon draw:style-name="gr4" draw:layer="layout" svg:width="0.059cm" svg:height="0.059cm" svg:x="0.968cm" svg:y="1.593cm" svg:viewBox="0 0 60 60" draw:points="0,0 60,0 60,60 0,60">
            <text:p/>
          </draw:polygon>
          <draw:polygon draw:style-name="gr5" draw:layer="layout" svg:width="0.066cm" svg:height="0.013cm" svg:x="0.968cm" svg:y="1.587cm" svg:viewBox="0 0 67 14" draw:points="67,7 60,0 0,0 0,14 60,14 67,7 67,0 60,0">
            <text:p/>
          </draw:polygon>
          <draw:polygon draw:style-name="gr5" draw:layer="layout" svg:width="0.013cm" svg:height="0.065cm" svg:x="1.02cm" svg:y="1.593cm" svg:viewBox="0 0 14 66" draw:points="7,66 14,59 14,0 0,0 0,59 7,66 14,66 14,59">
            <text:p/>
          </draw:polygon>
          <draw:polygon draw:style-name="gr5" draw:layer="layout" svg:width="0.065cm" svg:height="0.013cm" svg:x="0.962cm" svg:y="1.646cm" svg:viewBox="0 0 66 14" draw:points="0,7 6,14 66,14 66,0 6,0 0,7 0,14 6,14">
            <text:p/>
          </draw:polygon>
          <draw:polygon draw:style-name="gr5" draw:layer="layout" svg:width="0.013cm" svg:height="0.066cm" svg:x="0.962cm" svg:y="1.587cm" svg:viewBox="0 0 14 67" draw:points="6,0 0,6 0,67 14,67 14,6 6,0 0,0 0,6">
            <text:p/>
          </draw:polygon>
          <draw:polygon draw:style-name="gr4" draw:layer="layout" svg:width="0.059cm" svg:height="0.059cm" svg:x="0.765cm" svg:y="1.695cm" svg:viewBox="0 0 60 60" draw:points="0,0 60,0 60,60 0,60">
            <text:p/>
          </draw:polygon>
          <draw:polygon draw:style-name="gr5" draw:layer="layout" svg:width="0.066cm" svg:height="0.013cm" svg:x="0.765cm" svg:y="1.689cm" svg:viewBox="0 0 67 14" draw:points="67,6 60,0 0,0 0,14 60,14 67,6 67,0 60,0">
            <text:p/>
          </draw:polygon>
          <draw:polygon draw:style-name="gr5" draw:layer="layout" svg:width="0.013cm" svg:height="0.066cm" svg:x="0.817cm" svg:y="1.695cm" svg:viewBox="0 0 14 67" draw:points="7,67 14,60 14,0 0,0 0,60 7,67 14,67 14,60">
            <text:p/>
          </draw:polygon>
          <draw:polygon draw:style-name="gr5" draw:layer="layout" svg:width="0.066cm" svg:height="0.013cm" svg:x="0.758cm" svg:y="1.747cm" svg:viewBox="0 0 67 14" draw:points="0,7 6,14 67,14 67,0 6,0 0,7 0,14 6,14">
            <text:p/>
          </draw:polygon>
          <draw:polygon draw:style-name="gr5" draw:layer="layout" svg:width="0.013cm" svg:height="0.065cm" svg:x="0.758cm" svg:y="1.689cm" svg:viewBox="0 0 14 66" draw:points="7,0 0,6 0,66 14,66 14,6 7,0 0,0 0,6">
            <text:p/>
          </draw:polygon>
          <draw:polygon draw:style-name="gr4" draw:layer="layout" svg:width="0.059cm" svg:height="0.059cm" svg:x="0.866cm" svg:y="1.695cm" svg:viewBox="0 0 60 60" draw:points="0,0 60,0 60,60 0,60">
            <text:p/>
          </draw:polygon>
          <draw:polygon draw:style-name="gr5" draw:layer="layout" svg:width="0.066cm" svg:height="0.013cm" svg:x="0.866cm" svg:y="1.689cm" svg:viewBox="0 0 67 14" draw:points="67,6 60,0 0,0 0,14 60,14 67,6 67,0 60,0">
            <text:p/>
          </draw:polygon>
          <draw:polygon draw:style-name="gr5" draw:layer="layout" svg:width="0.013cm" svg:height="0.066cm" svg:x="0.919cm" svg:y="1.695cm" svg:viewBox="0 0 14 67" draw:points="7,67 14,60 14,0 0,0 0,60 7,67 14,67 14,60">
            <text:p/>
          </draw:polygon>
          <draw:polygon draw:style-name="gr5" draw:layer="layout" svg:width="0.066cm" svg:height="0.013cm" svg:x="0.86cm" svg:y="1.747cm" svg:viewBox="0 0 67 14" draw:points="0,7 6,14 67,14 67,0 6,0 0,7 0,14 6,14">
            <text:p/>
          </draw:polygon>
          <draw:polygon draw:style-name="gr5" draw:layer="layout" svg:width="0.013cm" svg:height="0.065cm" svg:x="0.86cm" svg:y="1.689cm" svg:viewBox="0 0 14 66" draw:points="6,0 0,6 0,66 14,66 14,6 6,0 0,0 0,6">
            <text:p/>
          </draw:polygon>
          <draw:polygon draw:style-name="gr4" draw:layer="layout" svg:width="0.059cm" svg:height="0.059cm" svg:x="0.968cm" svg:y="1.695cm" svg:viewBox="0 0 60 60" draw:points="0,0 60,0 60,60 0,60">
            <text:p/>
          </draw:polygon>
          <draw:polygon draw:style-name="gr5" draw:layer="layout" svg:width="0.066cm" svg:height="0.013cm" svg:x="0.968cm" svg:y="1.689cm" svg:viewBox="0 0 67 14" draw:points="67,6 60,0 0,0 0,14 60,14 67,6 67,0 60,0">
            <text:p/>
          </draw:polygon>
          <draw:polygon draw:style-name="gr5" draw:layer="layout" svg:width="0.013cm" svg:height="0.066cm" svg:x="1.02cm" svg:y="1.695cm" svg:viewBox="0 0 14 67" draw:points="7,67 14,60 14,0 0,0 0,60 7,67 14,67 14,60">
            <text:p/>
          </draw:polygon>
          <draw:polygon draw:style-name="gr5" draw:layer="layout" svg:width="0.065cm" svg:height="0.013cm" svg:x="0.962cm" svg:y="1.747cm" svg:viewBox="0 0 66 14" draw:points="0,7 6,14 66,14 66,0 6,0 0,7 0,14 6,14">
            <text:p/>
          </draw:polygon>
          <draw:polygon draw:style-name="gr5" draw:layer="layout" svg:width="0.013cm" svg:height="0.065cm" svg:x="0.962cm" svg:y="1.689cm" svg:viewBox="0 0 14 66" draw:points="6,0 0,6 0,66 14,66 14,6 6,0 0,0 0,6">
            <text:p/>
          </draw:polygon>
          <draw:polygon draw:style-name="gr4" draw:layer="layout" svg:width="0.059cm" svg:height="0.059cm" svg:x="0.765cm" svg:y="1.797cm" svg:viewBox="0 0 60 60" draw:points="0,0 60,0 60,60 0,60">
            <text:p/>
          </draw:polygon>
          <draw:polygon draw:style-name="gr5" draw:layer="layout" svg:width="0.066cm" svg:height="0.013cm" svg:x="0.765cm" svg:y="1.79cm" svg:viewBox="0 0 67 14" draw:points="67,7 60,0 0,0 0,14 60,14 67,7 67,0 60,0">
            <text:p/>
          </draw:polygon>
          <draw:polygon draw:style-name="gr5" draw:layer="layout" svg:width="0.013cm" svg:height="0.066cm" svg:x="0.817cm" svg:y="1.797cm" svg:viewBox="0 0 14 67" draw:points="7,67 14,60 14,0 0,0 0,60 7,67 14,67 14,60">
            <text:p/>
          </draw:polygon>
          <draw:polygon draw:style-name="gr5" draw:layer="layout" svg:width="0.066cm" svg:height="0.013cm" svg:x="0.758cm" svg:y="1.849cm" svg:viewBox="0 0 67 14" draw:points="0,7 6,14 67,14 67,0 6,0 0,7 0,14 6,14">
            <text:p/>
          </draw:polygon>
          <draw:polygon draw:style-name="gr5" draw:layer="layout" svg:width="0.013cm" svg:height="0.065cm" svg:x="0.758cm" svg:y="1.79cm" svg:viewBox="0 0 14 66" draw:points="7,0 0,6 0,66 14,66 14,6 7,0 0,0 0,6">
            <text:p/>
          </draw:polygon>
          <draw:polygon draw:style-name="gr4" draw:layer="layout" svg:width="0.059cm" svg:height="0.059cm" svg:x="0.866cm" svg:y="1.797cm" svg:viewBox="0 0 60 60" draw:points="0,0 60,0 60,60 0,60">
            <text:p/>
          </draw:polygon>
          <draw:polygon draw:style-name="gr5" draw:layer="layout" svg:width="0.066cm" svg:height="0.013cm" svg:x="0.866cm" svg:y="1.79cm" svg:viewBox="0 0 67 14" draw:points="67,7 60,0 0,0 0,14 60,14 67,7 67,0 60,0">
            <text:p/>
          </draw:polygon>
          <draw:polygon draw:style-name="gr5" draw:layer="layout" svg:width="0.013cm" svg:height="0.066cm" svg:x="0.919cm" svg:y="1.797cm" svg:viewBox="0 0 14 67" draw:points="7,67 14,60 14,0 0,0 0,60 7,67 14,67 14,60">
            <text:p/>
          </draw:polygon>
          <draw:polygon draw:style-name="gr5" draw:layer="layout" svg:width="0.066cm" svg:height="0.013cm" svg:x="0.86cm" svg:y="1.849cm" svg:viewBox="0 0 67 14" draw:points="0,7 6,14 67,14 67,0 6,0 0,7 0,14 6,14">
            <text:p/>
          </draw:polygon>
          <draw:polygon draw:style-name="gr5" draw:layer="layout" svg:width="0.013cm" svg:height="0.065cm" svg:x="0.86cm" svg:y="1.79cm" svg:viewBox="0 0 14 66" draw:points="6,0 0,6 0,66 14,66 14,6 6,0 0,0 0,6">
            <text:p/>
          </draw:polygon>
          <draw:polygon draw:style-name="gr4" draw:layer="layout" svg:width="0.059cm" svg:height="0.059cm" svg:x="0.968cm" svg:y="1.797cm" svg:viewBox="0 0 60 60" draw:points="0,0 60,0 60,60 0,60">
            <text:p/>
          </draw:polygon>
          <draw:polygon draw:style-name="gr5" draw:layer="layout" svg:width="0.066cm" svg:height="0.013cm" svg:x="0.968cm" svg:y="1.79cm" svg:viewBox="0 0 67 14" draw:points="67,7 60,0 0,0 0,14 60,14 67,7 67,0 60,0">
            <text:p/>
          </draw:polygon>
          <draw:polygon draw:style-name="gr5" draw:layer="layout" svg:width="0.013cm" svg:height="0.066cm" svg:x="1.02cm" svg:y="1.797cm" svg:viewBox="0 0 14 67" draw:points="7,67 14,60 14,0 0,0 0,60 7,67 14,67 14,60">
            <text:p/>
          </draw:polygon>
          <draw:polygon draw:style-name="gr5" draw:layer="layout" svg:width="0.065cm" svg:height="0.013cm" svg:x="0.962cm" svg:y="1.849cm" svg:viewBox="0 0 66 14" draw:points="0,7 6,14 66,14 66,0 6,0 0,7 0,14 6,14">
            <text:p/>
          </draw:polygon>
          <draw:polygon draw:style-name="gr5" draw:layer="layout" svg:width="0.013cm" svg:height="0.065cm" svg:x="0.962cm" svg:y="1.79cm" svg:viewBox="0 0 14 66" draw:points="6,0 0,6 0,66 14,66 14,6 6,0 0,0 0,6">
            <text:p/>
          </draw:polygon>
          <draw:polygon draw:style-name="gr4" draw:layer="layout" svg:width="0.059cm" svg:height="0.059cm" svg:x="0.765cm" svg:y="1.898cm" svg:viewBox="0 0 60 60" draw:points="0,0 60,0 60,60 0,60">
            <text:p/>
          </draw:polygon>
          <draw:polygon draw:style-name="gr5" draw:layer="layout" svg:width="0.066cm" svg:height="0.013cm" svg:x="0.765cm" svg:y="1.892cm" svg:viewBox="0 0 67 14" draw:points="67,7 60,0 0,0 0,14 60,14 67,7 67,0 60,0">
            <text:p/>
          </draw:polygon>
          <draw:polygon draw:style-name="gr5" draw:layer="layout" svg:width="0.013cm" svg:height="0.065cm" svg:x="0.817cm" svg:y="1.898cm" svg:viewBox="0 0 14 66" draw:points="7,66 14,59 14,0 0,0 0,59 7,66 14,66 14,59">
            <text:p/>
          </draw:polygon>
          <draw:polygon draw:style-name="gr5" draw:layer="layout" svg:width="0.066cm" svg:height="0.013cm" svg:x="0.758cm" svg:y="1.951cm" svg:viewBox="0 0 67 14" draw:points="0,7 6,14 67,14 67,0 6,0 0,7 0,14 6,14">
            <text:p/>
          </draw:polygon>
          <draw:polygon draw:style-name="gr5" draw:layer="layout" svg:width="0.013cm" svg:height="0.066cm" svg:x="0.758cm" svg:y="1.892cm" svg:viewBox="0 0 14 67" draw:points="7,0 0,6 0,67 14,67 14,6 7,0 0,0 0,6">
            <text:p/>
          </draw:polygon>
          <draw:polygon draw:style-name="gr4" draw:layer="layout" svg:width="0.059cm" svg:height="0.059cm" svg:x="0.866cm" svg:y="1.898cm" svg:viewBox="0 0 60 60" draw:points="0,0 60,0 60,60 0,60">
            <text:p/>
          </draw:polygon>
          <draw:polygon draw:style-name="gr5" draw:layer="layout" svg:width="0.066cm" svg:height="0.013cm" svg:x="0.866cm" svg:y="1.892cm" svg:viewBox="0 0 67 14" draw:points="67,7 60,0 0,0 0,14 60,14 67,7 67,0 60,0">
            <text:p/>
          </draw:polygon>
          <draw:polygon draw:style-name="gr5" draw:layer="layout" svg:width="0.013cm" svg:height="0.065cm" svg:x="0.919cm" svg:y="1.898cm" svg:viewBox="0 0 14 66" draw:points="7,66 14,59 14,0 0,0 0,59 7,66 14,66 14,59">
            <text:p/>
          </draw:polygon>
          <draw:polygon draw:style-name="gr5" draw:layer="layout" svg:width="0.066cm" svg:height="0.013cm" svg:x="0.86cm" svg:y="1.951cm" svg:viewBox="0 0 67 14" draw:points="0,7 6,14 67,14 67,0 6,0 0,7 0,14 6,14">
            <text:p/>
          </draw:polygon>
          <draw:polygon draw:style-name="gr5" draw:layer="layout" svg:width="0.013cm" svg:height="0.066cm" svg:x="0.86cm" svg:y="1.892cm" svg:viewBox="0 0 14 67" draw:points="6,0 0,6 0,67 14,67 14,6 6,0 0,0 0,6">
            <text:p/>
          </draw:polygon>
          <draw:polygon draw:style-name="gr4" draw:layer="layout" svg:width="0.059cm" svg:height="0.059cm" svg:x="0.968cm" svg:y="1.898cm" svg:viewBox="0 0 60 60" draw:points="0,0 60,0 60,60 0,60">
            <text:p/>
          </draw:polygon>
          <draw:polygon draw:style-name="gr5" draw:layer="layout" svg:width="0.066cm" svg:height="0.013cm" svg:x="0.968cm" svg:y="1.892cm" svg:viewBox="0 0 67 14" draw:points="67,7 60,0 0,0 0,14 60,14 67,7 67,0 60,0">
            <text:p/>
          </draw:polygon>
          <draw:polygon draw:style-name="gr5" draw:layer="layout" svg:width="0.013cm" svg:height="0.065cm" svg:x="1.02cm" svg:y="1.898cm" svg:viewBox="0 0 14 66" draw:points="7,66 14,59 14,0 0,0 0,59 7,66 14,66 14,59">
            <text:p/>
          </draw:polygon>
          <draw:polygon draw:style-name="gr5" draw:layer="layout" svg:width="0.065cm" svg:height="0.013cm" svg:x="0.962cm" svg:y="1.951cm" svg:viewBox="0 0 66 14" draw:points="0,7 6,14 66,14 66,0 6,0 0,7 0,14 6,14">
            <text:p/>
          </draw:polygon>
          <draw:polygon draw:style-name="gr5" draw:layer="layout" svg:width="0.013cm" svg:height="0.066cm" svg:x="0.962cm" svg:y="1.892cm" svg:viewBox="0 0 14 67" draw:points="6,0 0,6 0,67 14,67 14,6 6,0 0,0 0,6">
            <text:p/>
          </draw:polygon>
          <draw:polygon draw:style-name="gr6" draw:layer="layout" svg:width="0.161cm" svg:height="0.055cm" svg:x="0.548cm" svg:y="1.692cm" svg:viewBox="0 0 162 56" draw:points="0,0 162,0 162,56 0,56">
            <text:p/>
          </draw:polygon>
          <draw:polygon draw:style-name="gr5" draw:layer="layout" svg:width="0.168cm" svg:height="0.013cm" svg:x="0.548cm" svg:y="1.685cm" svg:viewBox="0 0 169 14" draw:points="169,7 162,0 0,0 0,14 162,14 169,7 169,0 162,0">
            <text:p/>
          </draw:polygon>
          <draw:polygon draw:style-name="gr5" draw:layer="layout" svg:width="0.013cm" svg:height="0.062cm" svg:x="0.702cm" svg:y="1.692cm" svg:viewBox="0 0 14 63" draw:points="6,63 14,55 14,0 0,0 0,55 6,63 14,63 14,55">
            <text:p/>
          </draw:polygon>
          <draw:polygon draw:style-name="gr5" draw:layer="layout" svg:width="0.167cm" svg:height="0.013cm" svg:x="0.541cm" svg:y="1.741cm" svg:viewBox="0 0 168 14" draw:points="0,6 6,14 168,14 168,0 6,0 0,6 0,14 6,14">
            <text:p/>
          </draw:polygon>
          <draw:polygon draw:style-name="gr5" draw:layer="layout" svg:width="0.013cm" svg:height="0.062cm" svg:x="0.541cm" svg:y="1.685cm" svg:viewBox="0 0 14 63" draw:points="6,0 0,6 0,63 14,63 14,6 6,0 0,0 0,6">
            <text:p/>
          </draw:polygon>
          <draw:polygon draw:style-name="gr6" draw:layer="layout" svg:width="0.161cm" svg:height="0.055cm" svg:x="1.073cm" svg:y="1.692cm" svg:viewBox="0 0 162 56" draw:points="0,0 162,0 162,56 0,56">
            <text:p/>
          </draw:polygon>
          <draw:polygon draw:style-name="gr5" draw:layer="layout" svg:width="0.167cm" svg:height="0.013cm" svg:x="1.073cm" svg:y="1.685cm" svg:viewBox="0 0 168 14" draw:points="168,7 161,0 0,0 0,14 161,14 168,7 168,0 161,0">
            <text:p/>
          </draw:polygon>
          <draw:polygon draw:style-name="gr5" draw:layer="layout" svg:width="0.013cm" svg:height="0.062cm" svg:x="1.227cm" svg:y="1.692cm" svg:viewBox="0 0 14 63" draw:points="7,63 14,55 14,0 0,0 0,55 7,63 14,63 14,55">
            <text:p/>
          </draw:polygon>
          <draw:polygon draw:style-name="gr5" draw:layer="layout" svg:width="0.167cm" svg:height="0.013cm" svg:x="1.066cm" svg:y="1.741cm" svg:viewBox="0 0 168 14" draw:points="0,6 6,14 168,14 168,0 6,0 0,6 0,14 6,14">
            <text:p/>
          </draw:polygon>
          <draw:polygon draw:style-name="gr5" draw:layer="layout" svg:width="0.013cm" svg:height="0.062cm" svg:x="1.066cm" svg:y="1.685cm" svg:viewBox="0 0 14 63" draw:points="6,0 0,6 0,63 14,63 14,6 6,0 0,0 0,6">
            <text:p/>
          </draw:polygon>
          <draw:polygon draw:style-name="gr4" draw:layer="layout" svg:width="0.059cm" svg:height="0.059cm" svg:x="1.069cm" svg:y="1.797cm" svg:viewBox="0 0 60 60" draw:points="0,0 60,0 60,60 0,60">
            <text:p/>
          </draw:polygon>
          <draw:polygon draw:style-name="gr5" draw:layer="layout" svg:width="0.066cm" svg:height="0.013cm" svg:x="1.069cm" svg:y="1.79cm" svg:viewBox="0 0 67 14" draw:points="67,7 60,0 0,0 0,14 60,14 67,7 67,0 60,0">
            <text:p/>
          </draw:polygon>
          <draw:polygon draw:style-name="gr5" draw:layer="layout" svg:width="0.013cm" svg:height="0.066cm" svg:x="1.122cm" svg:y="1.797cm" svg:viewBox="0 0 14 67" draw:points="7,67 14,60 14,0 0,0 0,60 7,67 14,67 14,60">
            <text:p/>
          </draw:polygon>
          <draw:polygon draw:style-name="gr5" draw:layer="layout" svg:width="0.066cm" svg:height="0.013cm" svg:x="1.063cm" svg:y="1.849cm" svg:viewBox="0 0 67 14" draw:points="0,7 6,14 67,14 67,0 6,0 0,7 0,14 6,14">
            <text:p/>
          </draw:polygon>
          <draw:polygon draw:style-name="gr5" draw:layer="layout" svg:width="0.013cm" svg:height="0.065cm" svg:x="1.063cm" svg:y="1.79cm" svg:viewBox="0 0 14 66" draw:points="6,0 0,6 0,66 14,66 14,6 6,0 0,0 0,6">
            <text:p/>
          </draw:polygon>
          <draw:polygon draw:style-name="gr4" draw:layer="layout" svg:width="0.059cm" svg:height="0.059cm" svg:x="0.65cm" svg:y="1.797cm" svg:viewBox="0 0 60 60" draw:points="0,0 60,0 60,60 0,60">
            <text:p/>
          </draw:polygon>
          <draw:polygon draw:style-name="gr5" draw:layer="layout" svg:width="0.066cm" svg:height="0.013cm" svg:x="0.65cm" svg:y="1.79cm" svg:viewBox="0 0 67 14" draw:points="67,7 60,0 0,0 0,14 60,14 67,7 67,0 60,0">
            <text:p/>
          </draw:polygon>
          <draw:polygon draw:style-name="gr5" draw:layer="layout" svg:width="0.013cm" svg:height="0.066cm" svg:x="0.702cm" svg:y="1.797cm" svg:viewBox="0 0 14 67" draw:points="6,67 14,60 14,0 0,0 0,60 6,67 14,67 14,60">
            <text:p/>
          </draw:polygon>
          <draw:polygon draw:style-name="gr5" draw:layer="layout" svg:width="0.066cm" svg:height="0.013cm" svg:x="0.643cm" svg:y="1.849cm" svg:viewBox="0 0 67 14" draw:points="0,7 6,14 67,14 67,0 6,0 0,7 0,14 6,14">
            <text:p/>
          </draw:polygon>
          <draw:polygon draw:style-name="gr5" draw:layer="layout" svg:width="0.013cm" svg:height="0.065cm" svg:x="0.643cm" svg:y="1.79cm" svg:viewBox="0 0 14 66" draw:points="7,0 0,6 0,66 14,66 14,6 7,0 0,0 0,6">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Octel</dc:title>
    <meta:creation-date>2011-02-07T16:33:26</meta:creation-date>
    <meta:editing-duration>P0D</meta:editing-duration>
    <meta:editing-cycles>1</meta:editing-cycles>
    <meta:document-statistic meta:object-count="163"/>
    <meta:generator>OpenOffice.org/3.3$Linux OpenOffice.org_project/330m20$Build-9567</meta:generator>
  </office:meta>
</office:document-meta>
</file>